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D7600000934439E3473.svm" manifest:media-type=""/>
  <manifest:file-entry manifest:full-path="Pictures/200000090000233F00001F6C94E4DA51.svm" manifest:media-type=""/>
  <manifest:file-entry manifest:full-path="Pictures/2000000900001B4A00000FECC867897A.svm" manifest:media-type=""/>
  <manifest:file-entry manifest:full-path="Pictures/200000090000188000000934BEDF85AE.svm" manifest:media-type=""/>
  <manifest:file-entry manifest:full-path="Pictures/20000009000018B50000094EB7CC2AE6.svm" manifest:media-type=""/>
  <manifest:file-entry manifest:full-path="Pictures/200000090000247D0000093471A3B0CD.svm" manifest:media-type=""/>
  <manifest:file-entry manifest:full-path="Pictures/200000090000216300001AABBF261BC3.svm" manifest:media-type=""/>
  <manifest:file-entry manifest:full-path="Pictures/20000009000017420000094E5B3D93AA.svm" manifest:media-type=""/>
  <manifest:file-entry manifest:full-path="Pictures/200000090000263F00002BD3E9DFE3F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eprefixes" style:family="table">
      <style:table-properties style:width="6.925in" table:align="margins"/>
    </style:style>
    <style:style style:name="Typeprefixes.A" style:family="table-column">
      <style:table-column-properties style:column-width="3.4625in" style:rel-column-width="32767*"/>
    </style:style>
    <style:style style:name="Typeprefixes.B" style:family="table-column">
      <style:table-column-properties style:column-width="3.4625in" style:rel-column-width="32768*"/>
    </style:style>
    <style:style style:name="Typeprefix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ypeprefixes.B1" style:family="table-cell">
      <style:table-cell-properties fo:padding="0.0382in" fo:border="0.05pt solid #000000"/>
    </style:style>
    <style:style style:name="Typeprefixes.A2" style:family="table-cell">
      <style:table-cell-properties fo:padding="0.0382in" fo:border-left="0.05pt solid #000000" fo:border-right="none" fo:border-top="none" fo:border-bottom="0.05pt solid #000000"/>
    </style:style>
    <style:style style:name="Typeprefix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ab7" officeooo:paragraph-rsid="001feab7"/>
    </style:style>
    <style:style style:name="P2" style:family="paragraph" style:parent-style-name="Standard">
      <style:text-properties officeooo:rsid="001feab7" officeooo:paragraph-rsid="0022d339"/>
    </style:style>
    <style:style style:name="P3" style:family="paragraph" style:parent-style-name="Standard">
      <style:text-properties officeooo:rsid="001feab7" officeooo:paragraph-rsid="0023b87d"/>
    </style:style>
    <style:style style:name="P4" style:family="paragraph" style:parent-style-name="Standard">
      <style:text-properties officeooo:rsid="001feab7" officeooo:paragraph-rsid="0030ed05"/>
    </style:style>
    <style:style style:name="P5" style:family="paragraph" style:parent-style-name="Standard">
      <style:text-properties officeooo:rsid="001feab7" officeooo:paragraph-rsid="003b7bd1"/>
    </style:style>
    <style:style style:name="P6" style:family="paragraph" style:parent-style-name="Standard">
      <style:text-properties officeooo:rsid="001feab7" officeooo:paragraph-rsid="0034693e"/>
    </style:style>
    <style:style style:name="P7" style:family="paragraph" style:parent-style-name="Standard">
      <style:text-properties officeooo:rsid="001feab7" officeooo:paragraph-rsid="003e8c14"/>
    </style:style>
    <style:style style:name="P8" style:family="paragraph" style:parent-style-name="Standard">
      <style:text-properties officeooo:rsid="001feab7" officeooo:paragraph-rsid="0049cbdf"/>
    </style:style>
    <style:style style:name="P9" style:family="paragraph" style:parent-style-name="Standard">
      <style:text-properties officeooo:rsid="001feab7" officeooo:paragraph-rsid="004a1ac0"/>
    </style:style>
    <style:style style:name="P10" style:family="paragraph" style:parent-style-name="Standard">
      <style:text-properties officeooo:rsid="001feab7" officeooo:paragraph-rsid="004efd6f"/>
    </style:style>
    <style:style style:name="P11" style:family="paragraph" style:parent-style-name="Standard">
      <style:text-properties officeooo:rsid="001feab7" officeooo:paragraph-rsid="0061f613"/>
    </style:style>
    <style:style style:name="P12" style:family="paragraph" style:parent-style-name="Standard">
      <style:text-properties officeooo:rsid="001feab7" officeooo:paragraph-rsid="007d4818"/>
    </style:style>
    <style:style style:name="P13" style:family="paragraph" style:parent-style-name="Standard">
      <style:text-properties officeooo:rsid="001feab7" officeooo:paragraph-rsid="005505cc"/>
    </style:style>
    <style:style style:name="P14" style:family="paragraph" style:parent-style-name="Standard">
      <style:text-properties officeooo:rsid="001feab7" officeooo:paragraph-rsid="0087330f"/>
    </style:style>
    <style:style style:name="P15" style:family="paragraph" style:parent-style-name="Standard">
      <style:text-properties officeooo:rsid="001feab7" officeooo:paragraph-rsid="008b09d5"/>
    </style:style>
    <style:style style:name="P16" style:family="paragraph" style:parent-style-name="Standard">
      <style:text-properties officeooo:paragraph-rsid="0030ed05"/>
    </style:style>
    <style:style style:name="P17" style:family="paragraph" style:parent-style-name="Standard">
      <style:text-properties officeooo:paragraph-rsid="003b7bd1"/>
    </style:style>
    <style:style style:name="P18" style:family="paragraph" style:parent-style-name="Table_20_Contents">
      <style:text-properties officeooo:rsid="002bd693" officeooo:paragraph-rsid="002bd693"/>
    </style:style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1" style:family="paragraph" style:parent-style-name="Heading_20_1" style:list-style-name=""/>
    <style:style style:name="P22" style:family="paragraph" style:parent-style-name="Heading_20_1">
      <style:text-properties officeooo:paragraph-rsid="004810a8"/>
    </style:style>
    <style:style style:name="P23" style:family="paragraph" style:parent-style-name="Heading_20_1">
      <style:paragraph-properties fo:break-before="page"/>
    </style:style>
    <style:style style:name="T1" style:family="text">
      <style:text-properties officeooo:rsid="00204b97"/>
    </style:style>
    <style:style style:name="T2" style:family="text">
      <style:text-properties officeooo:rsid="0022d339"/>
    </style:style>
    <style:style style:name="T3" style:family="text">
      <style:text-properties officeooo:rsid="0023b87d"/>
    </style:style>
    <style:style style:name="T4" style:family="text">
      <style:text-properties officeooo:rsid="00260970"/>
    </style:style>
    <style:style style:name="T5" style:family="text">
      <style:text-properties officeooo:rsid="0026da59"/>
    </style:style>
    <style:style style:name="T6" style:family="text">
      <style:text-properties officeooo:rsid="0029886f"/>
    </style:style>
    <style:style style:name="T7" style:family="text">
      <style:text-properties officeooo:rsid="0030b375"/>
    </style:style>
    <style:style style:name="T8" style:family="text">
      <style:text-properties officeooo:rsid="0035daed"/>
    </style:style>
    <style:style style:name="T9" style:family="text">
      <style:text-properties style:font-name="Times New Roman" officeooo:rsid="003b7bd1"/>
    </style:style>
    <style:style style:name="T10" style:family="text">
      <style:text-properties style:font-name="Times New Roman" officeooo:rsid="003e8c14"/>
    </style:style>
    <style:style style:name="T11" style:family="text">
      <style:text-properties style:font-name="Times New Roman" officeooo:rsid="0049cbdf"/>
    </style:style>
    <style:style style:name="T12" style:family="text">
      <style:text-properties style:font-name="Times New Roman" officeooo:rsid="004a1ac0"/>
    </style:style>
    <style:style style:name="T13" style:family="text">
      <style:text-properties style:font-name="Times New Roman" officeooo:rsid="004a2bba"/>
    </style:style>
    <style:style style:name="T14" style:family="text">
      <style:text-properties style:font-name="Times New Roman" officeooo:rsid="004b0640"/>
    </style:style>
    <style:style style:name="T15" style:family="text">
      <style:text-properties style:font-name="Times New Roman" officeooo:rsid="004d2800"/>
    </style:style>
    <style:style style:name="T16" style:family="text">
      <style:text-properties style:font-name="Times New Roman" officeooo:rsid="004dc890"/>
    </style:style>
    <style:style style:name="T17" style:family="text">
      <style:text-properties style:font-name="Times New Roman" officeooo:rsid="004efd6f"/>
    </style:style>
    <style:style style:name="T18" style:family="text">
      <style:text-properties style:font-name="Times New Roman" officeooo:rsid="0050cad7"/>
    </style:style>
    <style:style style:name="T19" style:family="text">
      <style:text-properties style:font-name="Times New Roman" officeooo:rsid="00510ed6"/>
    </style:style>
    <style:style style:name="T20" style:family="text">
      <style:text-properties style:font-name="Times New Roman" officeooo:rsid="0051224d"/>
    </style:style>
    <style:style style:name="T21" style:family="text">
      <style:text-properties style:font-name="Times New Roman" officeooo:rsid="00535abd"/>
    </style:style>
    <style:style style:name="T22" style:family="text">
      <style:text-properties style:font-name="Times New Roman" officeooo:rsid="00549795"/>
    </style:style>
    <style:style style:name="T23" style:family="text">
      <style:text-properties style:font-name="Times New Roman" officeooo:rsid="005505cc"/>
    </style:style>
    <style:style style:name="T24" style:family="text">
      <style:text-properties style:font-name="Times New Roman" officeooo:rsid="00563002"/>
    </style:style>
    <style:style style:name="T25" style:family="text">
      <style:text-properties style:font-name="Times New Roman" officeooo:rsid="005ad9ca"/>
    </style:style>
    <style:style style:name="T26" style:family="text">
      <style:text-properties style:font-name="Times New Roman" officeooo:rsid="005c2d21"/>
    </style:style>
    <style:style style:name="T27" style:family="text">
      <style:text-properties style:font-name="Times New Roman" officeooo:rsid="005e9a27"/>
    </style:style>
    <style:style style:name="T28" style:family="text">
      <style:text-properties style:font-name="Times New Roman" officeooo:rsid="005fedda"/>
    </style:style>
    <style:style style:name="T29" style:family="text">
      <style:text-properties style:font-name="Times New Roman" officeooo:rsid="0061479b"/>
    </style:style>
    <style:style style:name="T30" style:family="text">
      <style:text-properties style:font-name="Times New Roman" officeooo:rsid="0061f613"/>
    </style:style>
    <style:style style:name="T31" style:family="text">
      <style:text-properties style:font-name="Times New Roman" officeooo:rsid="00636f24"/>
    </style:style>
    <style:style style:name="T32" style:family="text">
      <style:text-properties style:font-name="Times New Roman" officeooo:rsid="0063d0a2"/>
    </style:style>
    <style:style style:name="T33" style:family="text">
      <style:text-properties style:font-name="Times New Roman" officeooo:rsid="0064a212"/>
    </style:style>
    <style:style style:name="T34" style:family="text">
      <style:text-properties style:font-name="Times New Roman" officeooo:rsid="0066649a"/>
    </style:style>
    <style:style style:name="T35" style:family="text">
      <style:text-properties style:font-name="Times New Roman" officeooo:rsid="0068133f"/>
    </style:style>
    <style:style style:name="T36" style:family="text">
      <style:text-properties style:font-name="Times New Roman" officeooo:rsid="006872b5"/>
    </style:style>
    <style:style style:name="T37" style:family="text">
      <style:text-properties style:font-name="Times New Roman" officeooo:rsid="006b5d06"/>
    </style:style>
    <style:style style:name="T38" style:family="text">
      <style:text-properties style:font-name="Times New Roman" officeooo:rsid="006fbdf2"/>
    </style:style>
    <style:style style:name="T39" style:family="text">
      <style:text-properties style:font-name="Times New Roman" officeooo:rsid="00727d07"/>
    </style:style>
    <style:style style:name="T40" style:family="text">
      <style:text-properties style:font-name="Times New Roman" officeooo:rsid="00733107"/>
    </style:style>
    <style:style style:name="T41" style:family="text">
      <style:text-properties style:font-name="Times New Roman" officeooo:rsid="00770aac"/>
    </style:style>
    <style:style style:name="T42" style:family="text">
      <style:text-properties style:font-name="Times New Roman" officeooo:rsid="007904a6"/>
    </style:style>
    <style:style style:name="T43" style:family="text">
      <style:text-properties style:font-name="Times New Roman" officeooo:rsid="007a8735"/>
    </style:style>
    <style:style style:name="T44" style:family="text">
      <style:text-properties style:font-name="Times New Roman" officeooo:rsid="007d4818"/>
    </style:style>
    <style:style style:name="T45" style:family="text">
      <style:text-properties style:font-name="Times New Roman" officeooo:rsid="007d7cdb"/>
    </style:style>
    <style:style style:name="T46" style:family="text">
      <style:text-properties style:font-name="Times New Roman" officeooo:rsid="00831fab"/>
    </style:style>
    <style:style style:name="T47" style:family="text">
      <style:text-properties style:font-name="Times New Roman" officeooo:rsid="008482e9"/>
    </style:style>
    <style:style style:name="T48" style:family="text">
      <style:text-properties style:font-name="Times New Roman" officeooo:rsid="00881615"/>
    </style:style>
    <style:style style:name="T49" style:family="text">
      <style:text-properties style:font-name="Times New Roman" officeooo:rsid="008b09d5"/>
    </style:style>
    <style:style style:name="T50" style:family="text">
      <style:text-properties officeooo:rsid="004810a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re Specification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9"><text:a xlink:type="simple" xlink:href="#__RefHeading__265_194049693" text:style-name="Index_20_Link" text:visited-style-name="Index_20_Link">Glossary of Terms<text:tab/>2</text:a></text:p>
          <text:p text:style-name="P19"><text:a xlink:type="simple" xlink:href="#__RefHeading__267_194049693" text:style-name="Index_20_Link" text:visited-style-name="Index_20_Link">Architectural Goals<text:tab/>3</text:a></text:p>
          <text:p text:style-name="P19"><text:a xlink:type="simple" xlink:href="#__RefHeading__269_194049693" text:style-name="Index_20_Link" text:visited-style-name="Index_20_Link">Constraints<text:tab/>3</text:a></text:p>
          <text:p text:style-name="P19"><text:a xlink:type="simple" xlink:href="#__RefHeading__271_194049693" text:style-name="Index_20_Link" text:visited-style-name="Index_20_Link">Considerations<text:tab/>3</text:a></text:p>
          <text:p text:style-name="P19"><text:a xlink:type="simple" xlink:href="#__RefHeading__592_979168328" text:style-name="Index_20_Link" text:visited-style-name="Index_20_Link">Data structures<text:tab/>3</text:a></text:p>
          <text:p text:style-name="P19"><text:a xlink:type="simple" xlink:href="#__RefHeading__273_194049693" text:style-name="Index_20_Link" text:visited-style-name="Index_20_Link">Design Patterns and Principles<text:tab/>4</text:a></text:p>
          <text:p text:style-name="P19"><text:a xlink:type="simple" xlink:href="#__RefHeading__275_194049693" text:style-name="Index_20_Link" text:visited-style-name="Index_20_Link">Use cases<text:tab/>5</text:a></text:p>
          <text:p text:style-name="P20"><text:a xlink:type="simple" xlink:href="#__RefHeading__277_194049693" text:style-name="Index_20_Link" text:visited-style-name="Index_20_Link">Reddits<text:tab/>5</text:a></text:p>
          <text:p text:style-name="P20"><text:a xlink:type="simple" xlink:href="#__RefHeading__279_194049693" text:style-name="Index_20_Link" text:visited-style-name="Index_20_Link">Comments<text:tab/>5</text:a></text:p>
          <text:p text:style-name="P20"><text:a xlink:type="simple" xlink:href="#__RefHeading__281_194049693" text:style-name="Index_20_Link" text:visited-style-name="Index_20_Link">Links<text:tab/>6</text:a></text:p>
          <text:p text:style-name="P20"><text:a xlink:type="simple" xlink:href="#__RefHeading__283_194049693" text:style-name="Index_20_Link" text:visited-style-name="Index_20_Link">Messages<text:tab/>6</text:a></text:p>
        </text:index-body>
      </text:table-of-content>
      <text:p text:style-name="Standard"/>
      <text:h text:style-name="P21" text:outline-level="1"><text:span text:style-name="Source_20_Text"/></text:h>
      <text:h text:style-name="P23" text:outline-level="1"><text:bookmark-start text:name="__RefHeading__265_194049693"/><text:span text:style-name="Source_20_Text">Glossary of Terms</text:span><text:bookmark-end text:name="__RefHeading__265_194049693"/></text:h>
      <text:p text:style-name="P1"/>
      <text:p text:style-name="P1">Thing = Common base class in the reddit database. All things have <text:span text:style-name="T4">an</text:span> <text:span text:style-name="T4">ID</text:span>, name, kind and data.</text:p>
      <text:p text:style-name="P2">ID = <text:span text:style-name="T1">I</text:span>tem's unique identifier, e.g. "<text:span text:style-name="T2">2s5qo</text:span>"</text:p>
      <text:p text:style-name="P3">Name = <text:span text:style-name="T4">Fullname of a thing</text:span>, e.g. "t1_<text:span text:style-name="T3">2qhu0</text:span>"</text:p>
      <text:p text:style-name="P16"/>
      <text:p text:style-name="P6">Fullname = A combination of the type prefix and the things ID in base 36. For example, t3_2so5q. Fullnames are globally unique on reddit.</text:p>
      <text:p text:style-name="P4"/>
      <text:p text:style-name="P4">Kind = <text:span text:style-name="T5">A</text:span> String identifier that denotes the object's type. <text:span text:style-name="T8">See Type prefixes.</text:span></text:p>
      <text:p text:style-name="P1">Data = A custom data structure. This object's format will follow the data structure respective <text:span text:style-name="T6">in the</text:span> kind <text:span text:style-name="T6">attribute</text:span>.</text:p>
      <text:p text:style-name="P1"/>
      <table:table table:name="Typeprefixes" table:style-name="Typeprefixes">
        <table:table-column table:style-name="Typeprefixes.A"/>
        <table:table-column table:style-name="Typeprefixes.B"/>
        <table:table-row>
          <table:table-cell table:style-name="Typeprefixes.A1" office:value-type="string">
            <text:p text:style-name="Table_20_Heading"><text:span text:style-name="T5">T</text:span>ype prefixes</text:p>
          </table:table-cell>
          <table:table-cell table:style-name="Typeprefixes.B1" office:value-type="string">
            <text:p text:style-name="Table_20_Heading">Type</text:p>
          </table:table-cell>
        </table:table-row>
        <table:table-row>
          <table:table-cell table:style-name="Typeprefixes.A2" office:value-type="string">
            <text:p text:style-name="P18">t1_</text:p>
          </table:table-cell>
          <table:table-cell table:style-name="Typeprefixes.B2" office:value-type="string">
            <text:p text:style-name="P18">Comment</text:p>
          </table:table-cell>
        </table:table-row>
        <table:table-row>
          <table:table-cell table:style-name="Typeprefixes.A2" office:value-type="string">
            <text:p text:style-name="P18">t2_</text:p>
          </table:table-cell>
          <table:table-cell table:style-name="Typeprefixes.B2" office:value-type="string">
            <text:p text:style-name="P18">Account</text:p>
          </table:table-cell>
        </table:table-row>
        <table:table-row>
          <table:table-cell table:style-name="Typeprefixes.A2" office:value-type="string">
            <text:p text:style-name="P18">t3_</text:p>
          </table:table-cell>
          <table:table-cell table:style-name="Typeprefixes.B2" office:value-type="string">
            <text:p text:style-name="P18">Link</text:p>
          </table:table-cell>
        </table:table-row>
        <table:table-row>
          <table:table-cell table:style-name="Typeprefixes.A2" office:value-type="string">
            <text:p text:style-name="P18">t4_</text:p>
          </table:table-cell>
          <table:table-cell table:style-name="Typeprefixes.B2" office:value-type="string">
            <text:p text:style-name="P18">Message</text:p>
          </table:table-cell>
        </table:table-row>
        <table:table-row>
          <table:table-cell table:style-name="Typeprefixes.A2" office:value-type="string">
            <text:p text:style-name="P18">t5_</text:p>
          </table:table-cell>
          <table:table-cell table:style-name="Typeprefixes.B2" office:value-type="string">
            <text:p text:style-name="P18">Subreddit</text:p>
          </table:table-cell>
        </table:table-row>
        <table:table-row>
          <table:table-cell table:style-name="Typeprefixes.A2" office:value-type="string">
            <text:p text:style-name="P18">t6_</text:p>
          </table:table-cell>
          <table:table-cell table:style-name="Typeprefixes.B2" office:value-type="string">
            <text:p text:style-name="P18">Award</text:p>
          </table:table-cell>
        </table:table-row>
        <table:table-row>
          <table:table-cell table:style-name="Typeprefixes.A2" office:value-type="string">
            <text:p text:style-name="P18">t8_</text:p>
          </table:table-cell>
          <table:table-cell table:style-name="Typeprefixes.B2" office:value-type="string">
            <text:p text:style-name="P18">PromoCampaign</text:p>
          </table:table-cell>
        </table:table-row>
      </table:table>
      <text:p text:style-name="P1"/>
      <text:p text:style-name="P1">Listing = Used to paginate content that is too long to display in one go. Listing things have neither name nor id because they are indefinite objects.</text:p>
      <text:p text:style-name="P1"/>
      <text:p text:style-name="P1">Subreddit = Reddit entries are organized into areas of interest called "subreddits". </text:p>
      <text:p text:style-name="P1"/>
      <text:p text:style-name="P1">Endpoint = <text:span text:style-name="T7">URL for retrieving data.</text:span></text:p>
      <text:p text:style-name="P1"/>
      <text:h text:style-name="P21" text:outline-level="1"><text:span text:style-name="Source_20_Text"/></text:h>
      <text:h text:style-name="P23" text:outline-level="1"><text:bookmark-start text:name="__RefHeading__267_194049693"/><text:span text:style-name="Source_20_Text">Architectural Goals</text:span><text:bookmark-end text:name="__RefHeading__267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69_194049693"/><text:span text:style-name="Source_20_Text">Constraints</text:span><text:bookmark-end text:name="__RefHeading__269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71_194049693"/><text:span text:style-name="Source_20_Text">Considerations</text:span><text:bookmark-end text:name="__RefHeading__271_194049693"/></text:h>
      <text:p text:style-name="P5"><text:span text:style-name="Source_20_Text"><text:span text:style-name="T9">Todo</text:span></text:span></text:p>
      <text:h text:style-name="P22" text:outline-level="1"><text:bookmark-start text:name="__RefHeading__592_979168328"/><text:span text:style-name="Source_20_Text"><text:span text:style-name="T50">Data structures</text:span></text:span><text:bookmark-end text:name="__RefHeading__592_979168328"/></text:h>
      <text:p text:style-name="P8"><text:span text:style-name="Source_20_Text"><text:span text:style-name="T11">See </text:span></text:span><text:a xlink:type="simple" xlink:href="https://github.com/reddit/reddit/wiki/JSON"><text:span text:style-name="Source_20_Text"><text:span text:style-name="T11">https://github.com/reddit/reddit/wiki/JSON</text:span></text:span></text:a></text:p>
      <text:p text:style-name="P8"><text:span text:style-name="Source_20_Text"><text:span text:style-name="T11"/></text:span></text:p>
      <text:p text:style-name="P9"><text:span text:style-name="Source_20_Text"><text:span text:style-name="T12">See </text:span></text:span><text:a xlink:type="simple" xlink:href="http://code.google.com/p/google-gson/"><text:span text:style-name="Source_20_Text"><text:span text:style-name="T12">http://code.google.com/p/google-gson/</text:span></text:span></text:a></text:p>
      <text:p text:style-name="P9"><text:span text:style-name="Source_20_Text"><text:span text:style-name="T12"/></text:span></text:p>
      <text:p text:style-name="P12"><text:span text:style-name="Source_20_Text"><text:span text:style-name="T12">The data format produced by the reddit API is JSON. </text:span></text:span><text:span text:style-name="Source_20_Text"><text:span text:style-name="T13">To convert the JSON representation to equivalent Java objects we use a third party library google-gson. </text:span></text:span><text:span text:style-name="Source_20_Text"><text:span text:style-name="T14">Some wrapper classes are needed for the conversion </text:span></text:span><text:span text:style-name="Source_20_Text"><text:span text:style-name="T26">because</text:span></text:span><text:span text:style-name="Source_20_Text"><text:span text:style-name="T14"> </text:span></text:span><text:span text:style-name="Source_20_Text"><text:span text:style-name="T19">the GSON parser will look for a data field</text:span></text:span><text:span text:style-name="Source_20_Text"><text:span text:style-name="T14">. </text:span></text:span><text:span text:style-name="Source_20_Text"><text:span text:style-name="T25">W</text:span></text:span><text:span text:style-name="Source_20_Text"><text:span text:style-name="T15">e derive </text:span></text:span><text:span text:style-name="Source_20_Text"><text:span text:style-name="T25">these</text:span></text:span><text:span text:style-name="Source_20_Text"><text:span text:style-name="T15"> wrapper classes from Thing using a suitable "Data" class as the type parameter </text:span></text:span><text:span text:style-name="Source_20_Text"><text:span text:style-name="T16">of Thing. </text:span></text:span><text:span text:style-name="Source_20_Text"><text:span text:style-name="T36">We use this </text:span></text:span><text:span text:style-name="Source_20_Text"><text:span text:style-name="T43">class naming</text:span></text:span><text:span text:style-name="Source_20_Text"><text:span text:style-name="T36"> </text:span></text:span><text:span text:style-name="Source_20_Text"><text:span text:style-name="T41">co</text:span></text:span><text:span text:style-name="Source_20_Text"><text:span text:style-name="T42">n</text:span></text:span><text:span text:style-name="Source_20_Text"><text:span text:style-name="T41">vention</text:span></text:span><text:span text:style-name="Source_20_Text"><text:span text:style-name="T36"> for</text:span></text:span><text:span text:style-name="Source_20_Text"><text:span text:style-name="T35"> </text:span></text:span><text:span text:style-name="Source_20_Text"><text:span text:style-name="T37">all</text:span></text:span><text:span text:style-name="Source_20_Text"><text:span text:style-name="T35"> types of Things.</text:span></text:span></text:p>
      <text:p text:style-name="P10"><text:span text:style-name="Source_20_Text"><text:span text:style-name="T17"/></text:span></text:p>
      <text:p text:style-name="P10"><text:span text:style-name="Source_20_Text"><text:span text:style-name="T17">For example </text:span></text:span><text:span text:style-name="Source_20_Text"><text:span text:style-name="T18">a Subreddit </text:span></text:span><text:span text:style-name="Source_20_Text"><text:span text:style-name="T21">wrapper class</text:span></text:span><text:span text:style-name="Source_20_Text"><text:span text:style-name="T18"> is a type of Thing with the content of the Subreddit in </text:span></text:span><text:span text:style-name="Source_20_Text"><text:span text:style-name="T22">its</text:span></text:span><text:span text:style-name="Source_20_Text"><text:span text:style-name="T18"> data field. </text:span></text:span><text:span text:style-name="Source_20_Text"><text:span text:style-name="T20">In this case the type </text:span></text:span><text:span text:style-name="Source_20_Text"><text:span text:style-name="T38">parameter of the Thing is SubredditData</text:span></text:span><text:span text:style-name="Source_20_Text"><text:span text:style-name="T20">.</text:span></text:span></text:p>
      <text:p text:style-name="P13"><draw:frame draw:style-name="fr1" draw:name="graphics5" text:anchor-type="paragraph" svg:width="2.3437in" svg:height="0.9374in" draw:z-index="4"><draw:image xlink:href="Pictures/20000009000017420000094E5B3D93AA.svm" xlink:type="simple" xlink:show="embed" xlink:actuate="onLoad"/></draw:frame><text:span text:style-name="Source_20_Text"><text:span text:style-name="T23">Although in the JSON data model a Listing </text:span></text:span><text:span text:style-name="Source_20_Text"><text:span text:style-name="T39">is not </text:span></text:span><text:span text:style-name="Source_20_Text"><text:span text:style-name="T40">a</text:span></text:span><text:span text:style-name="Source_20_Text"><text:span text:style-name="T39"> Thing</text:span></text:span><text:span text:style-name="Source_20_Text"><text:span text:style-name="T23">, we treat Listing as a Thing </text:span></text:span><text:span text:style-name="Source_20_Text"><text:span text:style-name="T27">since it too uses </text:span></text:span><text:span text:style-name="Source_20_Text"><text:span text:style-name="T28">a</text:span></text:span><text:span text:style-name="Source_20_Text"><text:span text:style-name="T27"> data field to hold </text:span></text:span><text:span text:style-name="Source_20_Text"><text:span text:style-name="T29">its</text:span></text:span><text:span text:style-name="Source_20_Text"><text:span text:style-name="T27"> content</text:span></text:span><text:span text:style-name="Source_20_Text"><text:span text:style-name="T29">s</text:span></text:span><text:span text:style-name="Source_20_Text"><text:span text:style-name="T24">.</text:span></text:span></text:p>
      <text:p text:style-name="P14"><draw:frame draw:style-name="fr2" draw:name="graphics8" text:anchor-type="paragraph" svg:x="2.228in" svg:y="0.1126in" svg:width="2.4693in" svg:height="0.9173in" draw:z-index="7"><draw:image xlink:href="Pictures/200000090000188000000934BEDF85AE.svm" xlink:type="simple" xlink:show="embed" xlink:actuate="onLoad"/></draw:frame><text:span text:style-name="Source_20_Text"><text:span text:style-name="T46">Listing is a wrapper class too. </text:span></text:span><text:span text:style-name="Source_20_Text"><text:span text:style-name="T44">A Listings data field will contain an array named children. Each entry in the array </text:span></text:span><text:span text:style-name="Source_20_Text"><text:span text:style-name="T45">is a Listing Thing </text:span></text:span><text:span text:style-name="Source_20_Text"><text:span text:style-name="T48">which in turn have kind and data fields</text:span></text:span><text:span text:style-name="Source_20_Text"><text:span text:style-name="T45">. </text:span></text:span><text:span text:style-name="Source_20_Text"><text:span text:style-name="T47">The array of Listing Things is implemented in classes that derive from ListingData.</text:span></text:span></text:p>
      <text:p text:style-name="P11"><draw:frame draw:style-name="fr2" draw:name="graphics9" text:anchor-type="paragraph" svg:x="1.9984in" svg:y="0.0126in" svg:width="2.9693in" svg:height="0.902in" draw:z-index="8"><draw:image xlink:href="Pictures/2000000900001D7600000934439E3473.svm" xlink:type="simple" xlink:show="embed" xlink:actuate="onLoad"/></draw:frame><text:span text:style-name="Source_20_Text"><text:span text:style-name="T30">For example </text:span></text:span><text:span text:style-name="Source_20_Text"><text:span text:style-name="T31">in </text:span></text:span><text:span text:style-name="Source_20_Text"><text:span text:style-name="T30">a reddit API </text:span></text:span><text:span text:style-name="Source_20_Text"><text:span text:style-name="T31">method</text:span></text:span><text:span text:style-name="Source_20_Text"><text:span text:style-name="T30"> that returns a Listing of Subreddits </text:span></text:span><text:span text:style-name="Source_20_Text"><text:span text:style-name="T32">we </text:span></text:span><text:span text:style-name="Source_20_Text"><text:span text:style-name="T31">can use </text:span></text:span><text:span text:style-name="Source_20_Text"><text:span text:style-name="T33">SubredditListing as a wrapper class </text:span></text:span><text:span text:style-name="Source_20_Text"><text:span text:style-name="T31">with SubredditListingData as the </text:span></text:span><text:span text:style-name="Source_20_Text"><text:span text:style-name="T34">Listings</text:span></text:span><text:span text:style-name="Source_20_Text"><text:span text:style-name="T31"> type parameter.</text:span></text:span></text:p>
      <text:p text:style-name="P15"><draw:frame draw:style-name="fr1" draw:name="graphics7" text:anchor-type="paragraph" svg:width="3.678in" svg:height="0.928in" draw:z-index="6"><draw:image xlink:href="Pictures/200000090000247D0000093471A3B0CD.svm" xlink:type="simple" xlink:show="embed" xlink:actuate="onLoad"/></draw:frame><draw:frame draw:style-name="fr1" draw:name="graphics6" text:anchor-type="paragraph" svg:width="2.4902in" svg:height="0.9374in" draw:z-index="5"><draw:image xlink:href="Pictures/20000009000018B50000094EB7CC2AE6.svm" xlink:type="simple" xlink:show="embed" xlink:actuate="onLoad"/></draw:frame><text:soft-page-break/><text:span text:style-name="Source_20_Text"><text:span text:style-name="T49"/></text:span></text:p>
      <text:h text:style-name="P22" text:outline-level="1"><text:bookmark-start text:name="__RefHeading__273_194049693"/><text:span text:style-name="Source_20_Text">Design Patterns and Principles <text:s/></text:span><text:bookmark-end text:name="__RefHeading__273_194049693"/></text:h>
      <text:p text:style-name="P17"><text:span text:style-name="Source_20_Text"><text:span text:style-name="T9">Todo</text:span></text:span></text:p>
      <text:h text:style-name="P23" text:outline-level="1"><text:bookmark-start text:name="__RefHeading__275_194049693"/><text:span text:style-name="Source_20_Text"><text:span text:style-name="T10">Use cases</text:span></text:span><text:bookmark-end text:name="__RefHeading__275_194049693"/></text:h>
      <text:h text:style-name="Heading_20_2" text:outline-level="2"><text:bookmark-start text:name="__RefHeading__277_194049693"/><text:span text:style-name="Source_20_Text"><text:span text:style-name="T10">Reddits</text:span></text:span><text:bookmark-end text:name="__RefHeading__277_194049693"/></text:h>
      <text:p text:style-name="P7"><draw:frame draw:style-name="fr1" draw:name="graphics3" text:anchor-type="paragraph" svg:width="3.8547in" svg:height="4.4165in" draw:z-index="0"><draw:image xlink:href="Pictures/200000090000263F00002BD3E9DFE3FE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79_194049693"/><text:span text:style-name="Source_20_Text"><text:span text:style-name="T10">Comments</text:span></text:span><text:bookmark-end text:name="__RefHeading__279_194049693"/></text:h>
      <text:p text:style-name="P7"><draw:frame draw:style-name="fr1" draw:name="graphics2" text:anchor-type="paragraph" svg:width="3.552in" svg:height="3.1665in" draw:z-index="1"><draw:image xlink:href="Pictures/200000090000233F00001F6C94E4DA51.svm" xlink:type="simple" xlink:show="embed" xlink:actuate="onLoad"/></draw:frame></text:p>
      <text:h text:style-name="Heading_20_2" text:outline-level="2"><text:bookmark-start text:name="__RefHeading__281_194049693"/><text:soft-page-break/><text:span text:style-name="Source_20_Text"><text:span text:style-name="T10">Links</text:span></text:span><text:bookmark-end text:name="__RefHeading__281_194049693"/></text:h>
      <text:p text:style-name="P7"><draw:frame draw:style-name="fr3" draw:name="graphics1" text:anchor-type="paragraph" svg:width="3.3654in" svg:height="2.6874in" draw:z-index="2"><draw:image xlink:href="Pictures/200000090000216300001AABBF261BC3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83_194049693"/><text:span text:style-name="Source_20_Text"><text:span text:style-name="T10">Messages</text:span></text:span><text:bookmark-end text:name="__RefHeading__283_194049693"/></text:h>
      <text:p text:style-name="P7"><draw:frame draw:style-name="fr1" draw:name="graphics4" text:anchor-type="paragraph" svg:width="2.7508in" svg:height="1.6047in" draw:z-index="3"><draw:image xlink:href="Pictures/2000000900001B4A00000FECC867897A.svm" xlink:type="simple" xlink:show="embed" xlink:actuate="onLoad"/></draw:frame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26:29.642000000</meta:creation-date>
    <meta:editing-duration>P0D</meta:editing-duration>
    <meta:editing-cycles>1</meta:editing-cycles>
    <meta:generator>LibreOffice/4.1.3.2$Windows_x86 LibreOffice_project/70feb7d99726f064edab4605a8ab840c50ec57a</meta:generator>
    <meta:document-statistic meta:table-count="1" meta:image-count="9" meta:object-count="0" meta:page-count="6" meta:paragraph-count="60" meta:word-count="421" meta:character-count="2495" meta:non-whitespace-character-count="2131"/>
    <meta:user-defined meta:name="Info 1"/>
    <meta:user-defined meta:name="Info 2"/>
    <meta:user-defined meta:name="Info 3"/>
    <meta:user-defined meta:name="Info 4"/>
  </office:meta>
</office:document-meta>
</file>